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ynamicInformationProviderImpl.getResponse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getPortletMode( PortletWindow portletWind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ynamicInformationProviderImpl.DynamicInformationProviderImpl( ServiceManager manager , PortalContextProviderImpl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ynamicInformationProviderImpl.getPortletURLProvider( PortletWindow portlet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getResponseContent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getPortletActionProvider( PortletWindow portlet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getResourceURLProvider( PortletWindow portletWind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getWindowState( PortletWindow portletWindow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ynamicInformationProviderImpl.isPortletModeAllowed( PortletMod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ynamicInformationProviderImpl.isWindowStateAllowed( WindowState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